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paragraph-properties fo:text-align="center" style:justify-single-word="false"/>
    </style:style>
    <style:style style:name="P18" style:family="paragraph" style:parent-style-name="Heading_20_2">
      <style:text-properties fo:font-style="italic" fo:font-weight="bold" style:font-style-asian="italic" style:font-weight-asian="bold" style:font-style-complex="italic"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fixed">
      <style:text-properties fo:font-weight="bold" style:font-weight-asian="bold" style:font-weight-complex="bold"/>
    </style:style>
    <style:style style:name="P22" style:family="paragraph" style:parent-style-name="Heading_20_1">
      <style:paragraph-properties fo:text-align="center" style:justify-single-word="false"/>
    </style:style>
    <style:style style:name="P23" style:family="paragraph" style:parent-style-name="Heading_20_4">
      <style:text-properties fo:font-style="normal" style:font-style-asian="normal" style:font-style-complex="normal"/>
    </style:style>
    <style:style style:name="P24" style:family="paragraph" style:parent-style-name="Heading_20_3">
      <style:text-properties fo:font-style="normal" style:font-style-asian="normal" style:font-style-complex="normal"/>
    </style:style>
    <style:style style:name="P25"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28, 2009</text:modification-date></text:p>
      <text:p text:style-name="P1"/>
      <text:h text:style-name="P17"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he Deva Programming Language<text:tab/>1</text:p>
          <text:p text:style-name="P12">v.1.0.0<text:tab/>1</text:p>
          <text:p text:style-name="P12">Summary<text:tab/>1</text:p>
          <text:p text:style-name="P12">1 Introduction<text:tab/>3</text:p>
          <text:p text:style-name="P12">2 Environment and Modules<text:tab/>3</text:p>
          <text:p text:style-name="P12">3 Types and Scopes<text:tab/>3</text:p>
          <text:p text:style-name="P12">4 Language specification<text:tab/>4</text:p>
          <text:p text:style-name="P14">4.1 Lexical conventions<text:tab/>4</text:p>
          <text:p text:style-name="P14">4.2 Statements<text:tab/>5</text:p>
          <text:p text:style-name="P15">4.2.1 Compound statements<text:tab/>5</text:p>
          <text:p text:style-name="P15">4.2.2 Assignment statements<text:tab/>5</text:p>
          <text:p text:style-name="P15">4.2.3 Control structures<text:tab/>5</text:p>
          <text:p text:style-name="P15">4.2.4 Function calls as statements<text:tab/>6</text:p>
          <text:p text:style-name="P14">4.3 Expressions<text:tab/>6</text:p>
          <text:p text:style-name="P15">4.3.1 Basic expressions<text:tab/>6</text:p>
          <text:p text:style-name="P15">4.3.2 Arithmetic expressions<text:tab/>6</text:p>
          <text:p text:style-name="P15">4.3.3 Logical expressions<text:tab/>6</text:p>
          <text:p text:style-name="P15">4.3.4 Collection constructors<text:tab/>7</text:p>
          <text:p text:style-name="P15">4.3.5 Collection indexers<text:tab/>7</text:p>
          <text:p text:style-name="P16">4.3.5.1 Slice notation<text:tab/>7</text:p>
          <text:p text:style-name="P15">4.3.6 Function calls<text:tab/>8</text:p>
          <text:p text:style-name="P15">4.3.7 Function definitions<text:tab/>8</text:p>
          <text:p text:style-name="P15">4.3.8 Class definitions<text:tab/>8</text:p>
          <text:p text:style-name="P15">4.3.9 Instance constructors<text:tab/>9</text:p>
          <text:p text:style-name="P12">5 Classes and instances<text:tab/>9</text:p>
          <text:p text:style-name="P14">5.1 Basic structure<text:tab/>9</text:p>
          <text:p text:style-name="P14">5.2 Inheritance<text:tab/>10</text:p>
          <text:p text:style-name="P14">5.3 Construction and the 'new' method<text:tab/>10</text:p>
          <text:p text:style-name="P14">5.4 Methods and the 'self' parameter<text:tab/>10</text:p>
          <text:p text:style-name="P12">6 Built-in functions, methods and modules<text:tab/>11</text:p>
          <text:p text:style-name="P14">6.1 Built-in functions<text:tab/>11</text:p>
          <text:p text:style-name="P14">6.2 Map built-in methods<text:tab/>13</text:p>
          <text:p text:style-name="P14">6.3 Vector built-in methods<text:tab/>14</text:p>
          <text:p text:style-name="P14">6.4 String built-in methods<text:tab/>16</text:p>
          <text:p text:style-name="P14">6.5 Built-in module bit<text:tab/>18</text:p>
          <text:p text:style-name="P14">6.6 Built-in module math<text:tab/>19</text:p>
          <text:p text:style-name="P14">6.7 Built-in module os<text:tab/>20</text:p>
          <text:p text:style-name="P12">7 Sample deva code<text:tab/>22</text:p>
          <text:p text:style-name="P14">7.1 bubble sort<text:tab/>22</text:p>
          <text:p text:style-name="P14">7.2 default parameters<text:tab/>23</text:p>
          <text:p text:style-name="P14">7.3 import<text:tab/>23</text:p>
          <text:p text:style-name="P14">7.4 eval – running code dynamically<text:tab/>24</text:p>
          <text:p text:style-name="P14">7.5 Classes, instances, constructors and inheritance<text:tab/>24</text:p>
          <text:p text:style-name="P12">8 Embedding deva<text:tab/>25</text:p>
        </text:index-body>
      </text:table-of-content>
      <text:p text:style-name="P3"/>
      <text:h text:style-name="P20"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text:soft-page-break/></text:p>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text:soft-page-break/>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23" text:outline-level="4">4.2.4 Function calls as statements</text:h>
      <text:p text:style-name="P6">Function call expressions like 'foo();' can stand alone as statements, as they have potential side effects. Any return value is lost.</text:p>
      <text:h text:style-name="P24" text:outline-level="3">4.3 Expressions</text:h>
      <text:h text:style-name="P23"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23"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3"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3"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23"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5">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3"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3"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3"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23"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Methods and the 'self' parameter</text:h>
      <text:p text:style-name="Text_20_body_20_with_20_1st_20_line_20_indent">Methods called on instance objects are implicitly passed a reference to the instance itself, called <text:soft-page-break/>“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8"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append( vec, value )</text:p>
      <text:p text:style-name="Text_20_body_20_with_20_1st_20_line_20_indent"><text:soft-page-break/>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text:soft-page-break/>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text:soft-page-break/></text:p>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text:soft-page-break/>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text:soft-page-break/>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text:soft-page-break/>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ext:soft-page-break/>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text:soft-page-break/>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P10">cos( theta )</text:p>
      <text:p text:style-name="P10"><text:soft-page-break/>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text:soft-page-break/>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text:soft-page-break/>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text:p>
      <text:p text:style-name="Text_20_body_20_with_20_1st_20_line_20_indent">Returns a vector containing all the files in 'dir' and its sub-directories.</text:p>
      <text:p text:style-name="Text_20_body_20_with_20_1st_20_line_20_indent"/>
      <text:h text:style-name="P19" text:outline-level="2">7 Sample deva code</text:h>
      <text:h text:style-name="P25"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soft-page-break/><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text:soft-page-break/>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text:soft-page-break/># class/inheritance/new test</text:p>
      <text:p text:style-name="fixed">class A</text:p>
      <text:p text:style-name="fixed">{</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text:soft-page-break/>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1-28T21:52:10</dc:date>
    <meta:editing-duration>PT41H56M58S</meta:editing-duration>
    <meta:editing-cycles>52</meta:editing-cycles>
    <meta:generator>OpenOffice.org/3.0$Linux OpenOffice.org_project/300m15$Build-9379</meta:generator>
    <meta:document-statistic meta:table-count="0" meta:image-count="0" meta:object-count="0" meta:page-count="26" meta:paragraph-count="567" meta:word-count="6564" meta:character-count="37430"/>
    <meta:user-defined meta:name="Info 1"/>
    <meta:user-defined meta:name="Info 2"/>
    <meta:user-defined meta:name="Info 3"/>
    <meta:user-defined meta:name="Info 4"/>
  </office:meta>
</office:document-meta>
</file>